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" style:family="table">
      <style:table-properties style:width="5in" table:align="left"/>
    </style:style>
    <style:style style:name="T1" style:family="table-column">
      <style:table-column-properties style:column-width="0.5in"/>
    </style:style>
    <style:style style:name="T2" style:family="table-column">
      <style:table-column-properties style:column-width="1in"/>
    </style:style>
    <style:style style:name="T3" style:family="table-column">
      <style:table-column-properties style:column-width="1.5in"/>
    </style:style>
    <style:style style:name="T4" style:family="table-column">
      <style:table-column-properties style:column-width="2in"/>
    </style:style>
    <style:style style:name="T5" style:family="table-column">
      <style:table-column-properties style:rel-column-width="1*"/>
    </style:style>
    <style:style style:name="T6" style:family="table-column">
      <style:table-column-properties style:rel-column-width="2*"/>
    </style:style>
    <style:style style:name="T7" style:family="table-column">
      <style:table-column-properties style:rel-column-width="3*"/>
    </style:style>
    <style:style style:name="T8" style:family="table-column">
      <style:table-column-properties style:rel-column-width="4*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different column width. The columns are 0.5 inch, 1 inch, 1.5 inch and 2 inch wide.</text:p>
      <table:table table:name="Table1" table:style-name="Table1">
        <table:table-column table:style-name="T1"/>
        <table:table-column table:style-name="T2"/>
        <table:table-column table:style-name="T3"/>
        <table:table-column table:style-name="T4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different relative column width. The columns are 100*, 200*, 300* and 400* wide respectively.</text:p>
      <table:table table:name="Table1" table:style-name="Table1">
        <table:table-column table:style-name="T5"/>
        <table:table-column table:style-name="T6"/>
        <table:table-column table:style-name="T7"/>
        <table:table-column table:style-name="T8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